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aa2fc" officeooo:paragraph-rsid="000feb3d"/>
    </style:style>
    <style:style style:name="P18" style:family="paragraph" style:parent-style-name="Text_20_body" style:list-style-name="L7">
      <style:text-properties officeooo:rsid="000ab54f" officeooo:paragraph-rsid="000ab54f"/>
    </style:style>
    <style:style style:name="P19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0996c0" officeooo:paragraph-rsid="000996c0" style:font-style-asian="italic" style:font-style-complex="italic"/>
    </style:style>
    <style:style style:name="P24" style:family="paragraph" style:parent-style-name="Text_20_body" style:list-style-name="L6">
      <style:text-properties officeooo:rsid="000eeff3" officeooo:paragraph-rsid="000eeff3"/>
    </style:style>
    <style:style style:name="P25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19">Central computer</text:p>
        </text:list-item>
        <text:list-item>
          <text:p text:style-name="P19">Killbots</text:p>
        </text:list-item>
        <text:list-item>
          <text:p text:style-name="P19">Pickup of killbots' weapon</text:p>
        </text:list-item>
        <text:list-item>
          <text:p text:style-name="P20">Macebots</text:p>
        </text:list-item>
        <text:list-item>
          <text:p text:style-name="P20">Pickup of macebots' weapon</text:p>
        </text:list-item>
        <text:list-item>
          <text:p text:style-name="P19">Explosive barrels actually explode</text:p>
        </text:list-item>
        <text:list-item>
          <text:p text:style-name="P21">Final robot graphics</text:p>
        </text:list-item>
        <text:list-item>
          <text:p text:style-name="P22">Add ceiling 400cm up</text:p>
        </text:list-item>
        <text:list-item>
          <text:p text:style-name="P23">Oil barrels heal you</text:p>
        </text:list-item>
        <text:list-item>
          <text:p text:style-name="P16">Crate, wall debris</text:p>
        </text:list-item>
        <text:list-item>
          <text:p text:style-name="P24">Central computer graphics</text:p>
        </text:list-item>
        <text:list-item>
          <text:p text:style-name="P25">Enemy spawns</text:p>
        </text:list-item>
      </text:list>
      <text:h text:style-name="P8" text:outline-level="3">Tomorrow</text:h>
      <text:list xml:id="list6417729211613615529" text:style-name="L7">
        <text:list-item>
          <text:p text:style-name="P17">Dialog</text:p>
        </text:list-item>
        <text:list-item>
          <text:p text:style-name="P15">Win condition</text:p>
        </text:list-item>
        <text:list-item>
          <text:p text:style-name="P18"><text:soft-page-break/>SFX</text:p>
        </text:list-item>
        <text:list-item>
          <text:p text:style-name="P18">Spoken dialog</text:p>
        </text:list-item>
        <text:list-item>
          <text:p text:style-name="P18">Music</text:p>
        </text:list-item>
        <text:list-item>
          <text:p text:style-name="P18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4:37:38.989000000</dc:date>
    <meta:editing-duration>PT5H9M27S</meta:editing-duration>
    <meta:editing-cycles>24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